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083f0c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5" style:family="paragraph" style:parent-style-name="Standard">
      <style:paragraph-properties fo:text-align="center" style:justify-single-word="false"/>
      <style:text-properties officeooo:paragraph-rsid="0eb4913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>
      <style:text-properties officeooo:paragraph-rsid="0fc8b815"/>
    </style:style>
    <style:style style:name="P48" style:family="paragraph" style:parent-style-name="Standard">
      <style:text-properties fo:language="en" fo:country="GB" officeooo:rsid="103c421a" officeooo:paragraph-rsid="103c421a"/>
    </style:style>
    <style:style style:name="P49" style:family="paragraph" style:parent-style-name="Standard">
      <style:text-properties fo:language="en" fo:country="GB" officeooo:rsid="103cd3c9" officeooo:paragraph-rsid="10e76724"/>
    </style:style>
    <style:style style:name="P50" style:family="paragraph" style:parent-style-name="Standard">
      <style:text-properties fo:language="en" fo:country="GB" officeooo:rsid="103d9705" officeooo:paragraph-rsid="10e76724"/>
    </style:style>
    <style:style style:name="P51" style:family="paragraph" style:parent-style-name="Standard">
      <style:text-properties fo:language="en" fo:country="GB" officeooo:paragraph-rsid="0fc8b815"/>
    </style:style>
    <style:style style:name="P52" style:family="paragraph" style:parent-style-name="Standard">
      <style:paragraph-properties fo:text-align="center" style:justify-single-word="false"/>
      <style:text-properties officeooo:paragraph-rsid="103a8b8d"/>
    </style:style>
    <style:style style:name="P53" style:family="paragraph" style:parent-style-name="Standard"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5" style:family="paragraph" style:parent-style-name="Standard">
      <style:text-properties officeooo:paragraph-rsid="10e76724"/>
    </style:style>
    <style:style style:name="P56" style:family="paragraph" style:parent-style-name="Standard">
      <style:text-properties fo:language="en" fo:country="GB" officeooo:paragraph-rsid="10414f85"/>
    </style:style>
    <style:style style:name="P57" style:family="paragraph" style:parent-style-name="Standard">
      <style:paragraph-properties fo:text-align="center" style:justify-single-word="false"/>
      <style:text-properties officeooo:paragraph-rsid="10460ef1"/>
    </style:style>
    <style:style style:name="P58" style:family="paragraph" style:parent-style-name="Standard">
      <style:text-properties fo:language="en" fo:country="GB" officeooo:rsid="10460ef1" officeooo:paragraph-rsid="10460ef1"/>
    </style:style>
    <style:style style:name="P59" style:family="paragraph" style:parent-style-name="Standard">
      <style:text-properties officeooo:rsid="104324ed" officeooo:paragraph-rsid="10e76724"/>
    </style:style>
    <style:style style:name="P60" style:family="paragraph" style:parent-style-name="Standard">
      <style:text-properties officeooo:paragraph-rsid="10ff453c"/>
    </style:style>
    <style:style style:name="P61" style:family="paragraph" style:parent-style-name="Standard">
      <style:text-properties officeooo:rsid="104ba919" officeooo:paragraph-rsid="10e76724"/>
    </style:style>
    <style:style style:name="P62" style:family="paragraph" style:parent-style-name="Standard">
      <style:text-properties officeooo:rsid="104d5027" officeooo:paragraph-rsid="10e76724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text-properties officeooo:paragraph-rsid="10ed3433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3" style:family="paragraph" style:parent-style-name="Standard">
      <style:text-properties officeooo:paragraph-rsid="10db5b0b"/>
    </style:style>
    <style:style style:name="P7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7" style:family="paragraph" style:parent-style-name="Standard">
      <style:paragraph-properties fo:text-align="center" style:justify-single-word="false"/>
      <style:text-properties officeooo:paragraph-rsid="0e38fc62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1" style:family="paragraph" style:parent-style-name="Standard">
      <style:paragraph-properties fo:text-align="center" style:justify-single-word="false"/>
      <style:text-properties officeooo:paragraph-rsid="0e82f1b0"/>
    </style:style>
    <style:style style:name="P82" style:family="paragraph" style:parent-style-name="Standard">
      <style:paragraph-properties fo:text-align="center" style:justify-single-word="false"/>
      <style:text-properties officeooo:paragraph-rsid="0cc79a2d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6" style:family="paragraph" style:parent-style-name="Standard">
      <style:text-properties officeooo:paragraph-rsid="0a0f8417"/>
    </style:style>
    <style:style style:name="P87" style:family="paragraph" style:parent-style-name="Standard">
      <style:text-properties officeooo:paragraph-rsid="10de8c2b"/>
    </style:style>
    <style:style style:name="P88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officeooo:rsid="10e76724"/>
    </style:style>
    <style:style style:name="T131" style:family="text">
      <style:text-properties officeooo:rsid="103c421a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officeooo:rsid="106d22f6"/>
    </style:style>
    <style:style style:name="T145" style:family="text">
      <style:text-properties officeooo:rsid="1069ed98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language="en" fo:country="GB"/>
    </style:style>
    <style:style style:name="T148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0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5" style:family="text">
      <style:text-properties fo:language="en" fo:country="GB" fo:font-weight="bold" style:font-weight-asian="bold" style:font-weight-complex="bold"/>
    </style:style>
    <style:style style:name="T156" style:family="text">
      <style:text-properties fo:language="en" fo:country="GB" fo:font-weight="bold" officeooo:rsid="104d5027" style:font-weight-asian="bold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Sans" fo:font-size="12pt" fo:language="en" fo:country="GB" officeooo:rsid="0f51b898"/>
    </style:style>
    <style:style style:name="T16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Create a bootable USB stick:<text:line-break/>Download a </text:span><text:span text:style-name="Sterk_20_accent_20_voetnoot"><text:span text:style-name="T97">debian-live-.</text:span></text:span><text:span text:style-name="Sterk_20_accent_20_voetnoot"><text:span text:style-name="T98">.</text:span></text:span><text:span text:style-name="Sterk_20_accent_20_voetnoot"><text:span text:style-name="T97">.</text:span></text:span><text:span text:style-name="Sterk_20_accent_20_voetnoot"><text:span text:style-name="T99">-</text:span></text:span><text:span text:style-name="Sterk_20_accent_20_voetnoot"><text:span text:style-name="T97">amd64-</text:span></text:span><text:span text:style-name="Sterk_20_accent_20_voetnoot"><text:span text:style-name="T100">standard</text:span></text:span><text:span text:style-name="Sterk_20_accent_20_voetnoot"><text:span text:style-name="T101">.iso</text:span></text:span><text:span text:style-name="T96"> image from</text:span><text:span text:style-name="T102"> </text:span><text:a xlink:type="simple" xlink:href="https://www.debian.org/" text:style-name="Internet_20_link" text:visited-style-name="Visited_20_Internet_20_Link"><text:span text:style-name="T103">debian.org</text:span></text:a><text:span text:style-name="T102"> </text:span><text:span text:style-name="T104">and </text:span><text:span text:style-name="Sterk_20_accent_20_voetnoot"><text:span text:style-name="T105">Other downloads</text:span></text:span><text:span text:style-name="T106"> <text:line-break/>(under Download) </text:span><text:span text:style-name="T104">and</text:span><text:span text:style-name="T106"> </text:span><text:span text:style-name="Strong_20_Emphasis"><text:span text:style-name="T107">Other live ISO</text:span></text:span><text:span text:style-name="T106"> (under try </text:span><text:span text:style-name="T106"><text:user-field-get text:name="Distro">Debian</text:user-field-get></text:span><text:span text:style-name="T106"><text:s/>live before installing)</text:span><text:span text:style-name="T108">.</text:span><text:span text:style-name="Strong_20_Emphasis"><text:span text:style-name="T96"><text:line-break/></text:span></text:span><text:span text:style-name="T109">The next steps are described in </text:span><text:span text:style-name="Sterk_20_accent_20_voetnoot"><text:span text:style-name="T110">Linux informati</text:span></text:span><text:span text:style-name="Sterk_20_accent_20_voetnoot"><text:span text:style-name="T111">on</text:span></text:span><text:span text:style-name="T109">, which can be found at </text:span><text:a xlink:type="simple" xlink:href="https://karelzimmer.nl/en" text:style-name="Internet_20_link" text:visited-style-name="Visited_20_Internet_20_Link"><text:span text:style-name="T112">karelzimmer.nl/en</text:span></text:a><text:span text:style-name="T109">.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4">Sele</text:span><text:span text:style-name="T115">ct</text:span><text:span text:style-name="T116"> </text:span><text:span text:style-name="Strong_20_Emphasis"><text:span text:style-name="T117">Start installer</text:span></text:span><text:span text:style-name="T118"> </text:span><text:span text:style-name="T119">and press </text:span><text:span text:style-name="T120">the</text:span><text:span text:style-name="T121"> </text:span><text:span text:style-name="T122">Enter</text:span><text:span text:style-name="T120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3"/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5"><text:span text:style-name="Strong_20_Emphasis"><text:span text:style-name="T64"><draw:control text:anchor-type="as-char" draw:z-index="23" draw:name="Vorm 3" draw:style-name="gr2" draw:text-style-name="P1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46"><text:span text:style-name="T124">Connect to the </text:span><text:span text:style-name="T125">network</text:span><text:span text:style-name="T124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8" office:value-type="string">
            <text:p text:style-name="P47"><text:span text:style-name="T126">At</text:span><text:span text:style-name="T127"> </text:span><text:span text:style-name="Strong_20_Emphasis"><text:span text:style-name="T128">Select your location</text:span>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8">Click on <text:span text:style-name="Strong_20_Emphasis">other</text:span> <text:span text:style-name="T130">and click </text:span><text:span text:style-name="Strong_20_Emphasis"><text:span text:style-name="T130">Continue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Europe</text:span><text:span text:style-name="T131"> </text:span><text:span text:style-name="T130">and click </text:span><text:span text:style-name="Strong_20_Emphasis"><text:span text:style-name="T130">Continue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Netherlands</text:span><text:span text:style-name="T131"> </text:span><text:span text:style-name="T130">and click </text:span><text:span text:style-name="Strong_20_Emphasis"><text:span text:style-name="T130">Continue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2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8" office:value-type="string">
            <text:p text:style-name="P53"><text:span text:style-name="T132">At</text:span><text:span text:style-name="T127"> </text:span><text:span text:style-name="Strong_20_Emphasis"><text:span text:style-name="T133">Configure the network</text:span>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Strong_20_Emphasis"><text:span text:style-name="T134">E</text:span></text:span><text:span text:style-name="Strong_20_Emphasis"><text:span text:style-name="T135">nter </text:span></text:span><text:span text:style-name="Strong_20_Emphasis"><text:span text:style-name="T136">Hostname</text:span></text:span><text:span text:style-name="T137"> &lt;</text:span><text:span text:style-name="T138">comp</text:span><text:span text:style-name="T139">uter</text:span><text:span text:style-name="T140">name&gt;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58"><text:span text:style-name="T144">At</text:span><text:span text:style-name="T145"> </text:span><text:span text:style-name="T146">Set up users and passwords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9"><text:span text:style-name="T147">Don</text:span><text:span text:style-name="T148">'t set </text:span><text:span text:style-name="T149">Root</text:span><text:span text:style-name="T148"> pass</text:span><text:span text:style-name="T150">w</text:span><text:span text:style-name="T148">ord</text:span><text:span text:style-name="T151"> </text:span><text:span text:style-name="T142">but click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60"><text:span text:style-name="T134">E</text:span><text:span text:style-name="T135">nter </text:span><text:span text:style-name="Strong_20_Emphasis"><text:span text:style-name="T152">Full name of the new user</text:span></text:span><text:span text:style-name="T153"> </text:span><text:span text:style-name="T154">&lt;user&gt;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61"><text:span text:style-name="T147">Enter </text:span><text:span text:style-name="T155">User </text:span><text:span text:style-name="T156">n</text:span><text:span text:style-name="T155">ame for you</text:span><text:span text:style-name="T156">r</text:span><text:span text:style-name="T155"> account</text:span><text:span text:style-name="T157"> &lt;</text:span><text:span text:style-name="T139">USERna</text:span><text:span text:style-name="T140">me&gt;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0" office:value-type="string">
            <text:p text:style-name="P62"><text:span text:style-name="T147">E</text:span><text:span text:style-name="T151">nter a </text:span><text:span text:style-name="Strong_20_Emphasis"><text:span text:style-name="T158">password</text:span></text:span><text:span text:style-name="T151"> twice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</table:table>
      <text:p text:style-name="P63"><text:tab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59">Finish installation</text:span></text:span><text:bookmark-end text:name="__RefNumPara__12966_2272496019"/></text:p>
        </text:list-item>
      </text:list>
      <text:p text:style-name="P65"><text:span text:style-name="Strong_20_Emphasis"><text:span text:style-name="T1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8"><text:span text:style-name="T160">Log in as </text:span><text:span text:style-name="T161">&lt;user&gt;</text:span><text:span text:style-name="T160">.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" office:value-type="string">
            <text:p text:style-name="P7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7" office:value-type="string">
            <text:p text:style-name="P7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7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3"><text:span text:style-name="T73">Choose</text:span><text:span text:style-name="T162"> </text:span><text:span text:style-name="Strong_20_Emphasis"><text:span text:style-name="T163">3</text:span></text:span><text:span text:style-name="T164"> </text:span><text:span text:style-name="T165">Finish installatio</text:span><text:span text:style-name="T166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74">Follow the instructions on the screen.</text:p>
          </table:table-cell>
        </table:table-row>
      </table:table>
      <text:p text:style-name="P65"><text:span text:style-name="Strong_20_Emphasis"><text:span text:style-name="T160"/></text:span></text:p>
      <text:list text:continue-numbering="true" text:style-name="L1">
        <text:list-item>
          <text:p text:style-name="P75"><text:span text:style-name="Strong_20_Emphasis"><text:span text:style-name="T167">S</text:span></text:span><text:span text:style-name="Strong_20_Emphasis"><text:span text:style-name="T168">et up user</text:span></text:span></text:p>
        </text:list-item>
      </text:list>
      <text:p text:style-name="P7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7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8"><text:span text:style-name="T169">Log in as</text:span><text:span text:style-name="T160"> </text:span><text:span text:style-name="T161">&lt;user&gt;</text:span><text:span text:style-name="T170"><text:note text:id="ftn5" text:note-class="footnote"><text:note-citation>1</text:note-citation><text:note-body><text:p text:style-name="P79"><text:span text:style-name="T171">Login any additional </text:span><text:span text:style-name="T172">users</text:span><text:span text:style-name="T173"> </text:span><text:span text:style-name="T171">and follow the same steps.</text:span></text:p></text:note-body></text:note></text:span><text:span text:style-name="T160">.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2" office:value-type="string">
            <text:p text:style-name="P80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4" office:value-type="string">
            <text:p text:style-name="P83"><text:span text:style-name="T73">Choose</text:span><text:span text:style-name="T162"> </text:span><text:span text:style-name="Strong_20_Emphasis"><text:span text:style-name="T163">4</text:span></text:span><text:span text:style-name="T174"> </text:span><text:span text:style-name="T175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5" office:value-type="string">
            <text:p text:style-name="P84">Follow the instructions on the screen.</text:p>
          </table:table-cell>
        </table:table-row>
      </table:table>
      <text:p text:style-name="P85"/>
      <text:p text:style-name="P86"/>
      <text:p text:style-name="P87"><text:span text:style-name="T176">End of checklist,</text:span><text:span text:style-name="T177"> </text:span><text:span text:style-name="T177"><text:user-field-get text:name="Distro">Debian</text:user-field-get></text:span><text:span text:style-name="T87"><text:s/></text:span><text:span text:style-name="T88">Server</text:span><text:span text:style-name="T89"> </text:span><text:span text:style-name="T176">installation is complete.</text:span></text:p>
      <text:p text:style-name="P88"/>
      <text:p text:style-name="P89"><text:span text:style-name="T178">Written</text:span><text:span text:style-name="T179"> </text:span><text:span text:style-name="T178">by</text:span><text:span text:style-name="T179"> </text:span><text:a xlink:type="simple" xlink:href="mailto:info@karelzimmer.nl?subject=Checklist%20installation%20Linux" text:style-name="Internet_20_link" text:visited-style-name="Visited_20_Internet_20_Link"><text:span text:style-name="T180">Karel Zimmer</text:span></text:a><text:span text:style-name="T181">.</text:span></text:p>
      <text:p text:style-name="P90"><text:span text:style-name="T182">License </text:span><text:span text:style-name="T183">C</text:span><text:span text:style-name="T184">C0</text:span><text:span text:style-name="T181"> 1.0 </text:span><text:span text:style-name="T185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5"><text:s/></text:span><text:span text:style-name="T185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8-11T15:23:41.821396169">11/08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23:41.722109570</dc:date>
    <meta:keyword>Installatie</meta:keyword>
    <meta:keyword>Checklist</meta:keyword>
    <meta:keyword>Linux</meta:keyword>
    <meta:editing-cycles>7076</meta:editing-cycles>
    <meta:editing-duration>P12DT12H51M36S</meta:editing-duration>
    <meta:print-date>2021-03-23T20:07:57.967210640</meta:print-date>
    <dc:creator>Karel Zimmer</dc:creator>
    <meta:document-statistic meta:table-count="4" meta:image-count="2" meta:object-count="0" meta:page-count="4" meta:paragraph-count="81" meta:word-count="421" meta:character-count="2649" meta:non-whitespace-character-count="2260"/>
    <meta:user-defined meta:name="Info 1"/>
    <meta:user-defined meta:name="Info 2"/>
    <meta:user-defined meta:name="Info 3"/>
    <meta:user-defined meta:name="Info 4"/>
  </office:meta>
</office:document-meta>
</file>